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575cm" svg:y="6.83cm">
            <draw:object draw:notify-on-update-of-ranges="Sheet1.A1:Sheet1.A1 Sheet1.A2:Sheet1.A13 Sheet1.B1:Sheet1.B1 Sheet1.B2:Sheet1.B13 Sheet1.C1:Sheet1.C1 Sheet1.C2:Sheet1.C13 Sheet1.D1:Sheet1.D1 Sheet1.D2:Sheet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Deltatime" draw:style-name="gr1" draw:text-style-name="P1" svg:width="15.999cm" svg:height="8.999cm" svg:x="16.886cm" svg:y="6.959cm">
            <draw:object draw:notify-on-update-of-ranges="Sheet1.F1:Sheet1.F1 Sheet1.F2:Sheet1.F13 Sheet1.G1:Sheet1.G1 Sheet1.G2:Sheet1.G13 Sheet1.H1:Sheet1.H1 Sheet1.H2:Sheet1.H13 Sheet1.I1:Sheet1.I1 Sheet1.I2:Sheet1.I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Deltatime</svg:title>
            <svg:desc>Deltatime</svg:desc>
          </draw:frame>
        </table:shapes>
        <table:table-column table:style-name="co1" table:number-columns-repeated="6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FP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mpute</text:p>
          </table:table-cell>
          <table:table-cell office:value-type="string" calcext:value-type="string">
            <text:p>Iterative</text:p>
          </table:table-cell>
          <table:table-cell/>
          <table:table-cell office:value-type="string" calcext:value-type="string">
            <text:p>DeltaTime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ompute</text:p>
          </table:table-cell>
          <table:table-cell table:style-name="Default" office:value-type="string" calcext:value-type="string">
            <text:p>Iterative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1573" calcext:value-type="float">
            <text:p>1573</text:p>
          </table:table-cell>
          <table:table-cell table:style-name="ce1" office:value-type="float" office:value="1527" calcext:value-type="float">
            <text:p>15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894102" calcext:value-type="float">
            <text:p>0.000894102</text:p>
          </table:table-cell>
          <table:table-cell office:value-type="float" office:value="0.000635644" calcext:value-type="float">
            <text:p>0.000635644</text:p>
          </table:table-cell>
          <table:table-cell office:value-type="float" office:value="0.000654774" calcext:value-type="float">
            <text:p>0.000654774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526" calcext:value-type="float">
            <text:p>1526</text:p>
          </table:table-cell>
          <table:table-cell office:value-type="float" office:value="775" calcext:value-type="float">
            <text:p>77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655147" calcext:value-type="float">
            <text:p>0.000655147</text:p>
          </table:table-cell>
          <table:table-cell office:value-type="float" office:value="0.00129055" calcext:value-type="float">
            <text:p>0.00129055</text:p>
          </table:table-cell>
          <table:table-cell office:value-type="float" office:value="0.000665651" calcext:value-type="float">
            <text:p>0.000665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1" calcext:value-type="float">
            <text:p>1481</text:p>
          </table:table-cell>
          <table:table-cell office:value-type="float" office:value="672" calcext:value-type="float">
            <text:p>672</text:p>
          </table:table-cell>
          <table:table-cell office:value-type="float" office:value="1308" calcext:value-type="float">
            <text:p>13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675431" calcext:value-type="float">
            <text:p>0.000675431</text:p>
          </table:table-cell>
          <table:table-cell office:value-type="float" office:value="0.00148728" calcext:value-type="float">
            <text:p>0.00148728</text:p>
          </table:table-cell>
          <table:table-cell office:value-type="float" office:value="0.00076462" calcext:value-type="float">
            <text:p>0.00076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4" calcext:value-type="float">
            <text:p>1404</text:p>
          </table:table-cell>
          <table:table-cell office:value-type="float" office:value="753" calcext:value-type="float">
            <text:p>753</text:p>
          </table:table-cell>
          <table:table-cell office:value-type="float" office:value="1544" calcext:value-type="float">
            <text:p>15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712202" calcext:value-type="float">
            <text:p>0.000712202</text:p>
          </table:table-cell>
          <table:table-cell office:value-type="float" office:value="0.00132871" calcext:value-type="float">
            <text:p>0.00132871</text:p>
          </table:table-cell>
          <table:table-cell office:value-type="float" office:value="0.000647672" calcext:value-type="float">
            <text:p>0.0006476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1" calcext:value-type="float">
            <text:p>1391</text:p>
          </table:table-cell>
          <table:table-cell office:value-type="float" office:value="688" calcext:value-type="float">
            <text:p>688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719123" calcext:value-type="float">
            <text:p>0.000719123</text:p>
          </table:table-cell>
          <table:table-cell office:value-type="float" office:value="0.00145398" calcext:value-type="float">
            <text:p>0.00145398</text:p>
          </table:table-cell>
          <table:table-cell office:value-type="float" office:value="0.000737483" calcext:value-type="float">
            <text:p>0.0007374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28" calcext:value-type="float">
            <text:p>1328</text:p>
          </table:table-cell>
          <table:table-cell office:value-type="float" office:value="644" calcext:value-type="float">
            <text:p>644</text:p>
          </table:table-cell>
          <table:table-cell office:value-type="float" office:value="1171" calcext:value-type="float">
            <text:p>11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752787" calcext:value-type="float">
            <text:p>0.000752787</text:p>
          </table:table-cell>
          <table:table-cell office:value-type="float" office:value="0.00155179" calcext:value-type="float">
            <text:p>0.00155179</text:p>
          </table:table-cell>
          <table:table-cell office:value-type="float" office:value="0.000853869" calcext:value-type="float">
            <text:p>0.0008538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4" calcext:value-type="float">
            <text:p>874</text:p>
          </table:table-cell>
          <table:table-cell office:value-type="float" office:value="542" calcext:value-type="float">
            <text:p>542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114364" calcext:value-type="float">
            <text:p>0.00114364</text:p>
          </table:table-cell>
          <table:table-cell office:value-type="float" office:value="0.0018454" calcext:value-type="float">
            <text:p>0.0018454</text:p>
          </table:table-cell>
          <table:table-cell office:value-type="float" office:value="0.00113695" calcext:value-type="float">
            <text:p>0.001136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9" calcext:value-type="float">
            <text:p>669</text:p>
          </table:table-cell>
          <table:table-cell office:value-type="float" office:value="447" calcext:value-type="float">
            <text:p>447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149472" calcext:value-type="float">
            <text:p>0.00149472</text:p>
          </table:table-cell>
          <table:table-cell office:value-type="float" office:value="0.00223615" calcext:value-type="float">
            <text:p>0.00223615</text:p>
          </table:table-cell>
          <table:table-cell office:value-type="float" office:value="0.00191592" calcext:value-type="float">
            <text:p>0.001915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6" calcext:value-type="float">
            <text:p>446</text:p>
          </table:table-cell>
          <table:table-cell office:value-type="float" office:value="284" calcext:value-type="float">
            <text:p>284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224072" calcext:value-type="float">
            <text:p>0.00224072</text:p>
          </table:table-cell>
          <table:table-cell office:value-type="float" office:value="0.0035216" calcext:value-type="float">
            <text:p>0.0035216</text:p>
          </table:table-cell>
          <table:table-cell office:value-type="float" office:value="0.00469803" calcext:value-type="float">
            <text:p>0.00469803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table:style-name="ce1" office:value-type="float" office:value="194" calcext:value-type="float">
            <text:p>19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0390773" calcext:value-type="float">
            <text:p>0.00390773</text:p>
          </table:table-cell>
          <table:table-cell office:value-type="float" office:value="0.00515537" calcext:value-type="float">
            <text:p>0.00515537</text:p>
          </table:table-cell>
          <table:table-cell office:value-type="float" office:value="0.0125819" calcext:value-type="float">
            <text:p>0.01258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0710631" calcext:value-type="float">
            <text:p>0.00710631</text:p>
          </table:table-cell>
          <table:table-cell office:value-type="float" office:value="0.00874842" calcext:value-type="float">
            <text:p>0.00874842</text:p>
          </table:table-cell>
          <table:table-cell office:value-type="float" office:value="0.0407461" calcext:value-type="float">
            <text:p>0.04074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145375" calcext:value-type="float">
            <text:p>0.0145375</text:p>
          </table:table-cell>
          <table:table-cell office:value-type="float" office:value="0.0165008" calcext:value-type="float">
            <text:p>0.0165008</text:p>
          </table:table-cell>
          <table:table-cell office:value-type="float" office:value="0.137057" calcext:value-type="float">
            <text:p>0.1370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20:26:36.59859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3T13:21:24.039333900</meta:creation-date>
    <dc:date>2026-04-23T20:50:49.744970200</dc:date>
    <meta:editing-duration>PT1H50S</meta:editing-duration>
    <meta:editing-cycles>6</meta:editing-cycles>
    <meta:generator>LibreOffice/25.8.5.2$Windows_X86_64 LibreOffice_project/9c8b85f387cc00a89945a79c9e6239f32e450ac2</meta:generator>
    <meta:document-statistic meta:table-count="1" meta:cell-count="104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96cm" svg:y="3.694cm" style:legend-expansion="high" chart:style-name="ch2"/>
        <chart:plot-area chart:style-name="ch3" svg:x="1.321cm" svg:y="0.18cm" svg:width="11.555cm" svg:height="7.669cm">
          <chart:coordinate-region svg:x="2.372cm" svg:y="0.382cm" svg:width="10.102cm" svg:height="6.814cm"/>
          <chart:axis chart:dimension="x" chart:name="primary-x" chart:style-name="ch4" chartooo:axis-type="auto">
            <chartooo:date-scale/>
            <chart:title svg:x="6.053cm" svg:y="8.029cm" chart:style-name="ch5">
              <text:p><text:span text:style-name="T1">Number boids</text:span></text:p>
            </chart:title>
            <chart:categories table:cell-range-address="Sheet1.A2:Sheet1.A13"/>
          </chart:axis>
          <chart:axis chart:dimension="y" chart:name="primary-y" chart:style-name="ch6">
            <chart:title svg:x="0.451cm" svg:y="5.439cm" chart:style-name="ch7">
              <text:p><text:span text:style-name="T2">Frames per second</text:span></text:p>
            </chart:title>
            <chart:grid chart:style-name="ch8" chart:class="major"/>
          </chart:axis>
          <chart:series chart:style-name="ch9" chart:values-cell-range-address="Sheet1.B2:Sheet1.B13" chart:label-cell-address="Sheet1.B1:Sheet1.B1" chart:class="chart:line">
            <chart:data-point chart:repeated="12"/>
          </chart:series>
          <chart:series chart:style-name="ch10" chart:values-cell-range-address="Sheet1.C2:Sheet1.C13" chart:label-cell-address="Sheet1.C1:Sheet1.C1" chart:class="chart:line">
            <chart:data-point chart:repeated="12"/>
          </chart:series>
          <chart:series chart:style-name="ch11" chart:values-cell-range-address="Sheet1.D2:Sheet1.D13" chart:label-cell-address="Sheet1.D1:Sheet1.D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Sheet1.B1:Sheet1.B1</svg:desc>
                </draw:g>
              </table:table-cell>
              <table:table-cell office:value-type="string">
                <text:p>Compute</text:p>
                <draw:g>
                  <svg:desc>Sheet1.C1:Sheet1.C1</svg:desc>
                </draw:g>
              </table:table-cell>
              <table:table-cell office:value-type="string">
                <text:p>Iterativ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3</svg:desc>
                </draw:g>
              </table:table-cell>
              <table:table-cell office:value-type="float" office:value="1118">
                <text:p>1118</text:p>
                <draw:g>
                  <svg:desc>Sheet1.B2:Sheet1.B13</svg:desc>
                </draw:g>
              </table:table-cell>
              <table:table-cell office:value-type="float" office:value="1573">
                <text:p>1573</text:p>
                <draw:g>
                  <svg:desc>Sheet1.C2:Sheet1.C13</svg:desc>
                </draw:g>
              </table:table-cell>
              <table:table-cell office:value-type="float" office:value="1527">
                <text:p>1527</text:p>
                <draw:g>
                  <svg:desc>Sheet1.D2:Sheet1.D1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26">
                <text:p>1526</text:p>
              </table:table-cell>
              <table:table-cell office:value-type="float" office:value="775">
                <text:p>775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81">
                <text:p>1481</text:p>
              </table:table-cell>
              <table:table-cell office:value-type="float" office:value="672">
                <text:p>672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04">
                <text:p>1404</text:p>
              </table:table-cell>
              <table:table-cell office:value-type="float" office:value="753">
                <text:p>753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91">
                <text:p>1391</text:p>
              </table:table-cell>
              <table:table-cell office:value-type="float" office:value="688">
                <text:p>688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28">
                <text:p>1328</text:p>
              </table:table-cell>
              <table:table-cell office:value-type="float" office:value="644">
                <text:p>644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74">
                <text:p>874</text:p>
              </table:table-cell>
              <table:table-cell office:value-type="float" office:value="542">
                <text:p>542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69">
                <text:p>669</text:p>
              </table:table-cell>
              <table:table-cell office:value-type="float" office:value="447">
                <text:p>44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46">
                <text:p>446</text:p>
              </table:table-cell>
              <table:table-cell office:value-type="float" office:value="284">
                <text:p>28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94">
                <text:p>1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9">
                <text:p>69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5.2$Windows_X86_64 LibreOffice_project/9c8b85f387cc00a89945a79c9e6239f32e450ac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96cm" svg:y="3.694cm" style:legend-expansion="high" chart:style-name="ch2"/>
        <chart:plot-area chart:style-name="ch3" svg:x="1.321cm" svg:y="0.18cm" svg:width="11.555cm" svg:height="7.669cm">
          <chart:coordinate-region svg:x="2.272cm" svg:y="0.383cm" svg:width="10.202cm" svg:height="6.813cm"/>
          <chart:axis chart:dimension="x" chart:name="primary-x" chart:style-name="ch4" chartooo:axis-type="text">
            <chart:title svg:x="6.053cm" svg:y="8.029cm" chart:style-name="ch5">
              <text:p><text:span text:style-name="T1">Number boids</text:span></text:p>
            </chart:title>
            <chart:categories table:cell-range-address="Sheet1.F2:Sheet1.F13"/>
          </chart:axis>
          <chart:axis chart:dimension="x" chart:name="secondary-x" chart:style-name="ch6"/>
          <chart:axis chart:dimension="y" chart:name="primary-y" chart:style-name="ch4">
            <chart:title svg:x="0.451cm" svg:y="4.742cm" chart:style-name="ch7">
              <text:p><text:span text:style-name="T1">Deltatime</text:span></text:p>
            </chart:title>
            <chart:grid chart:style-name="ch8" chart:class="major"/>
          </chart:axis>
          <chart:series chart:style-name="ch9" chart:values-cell-range-address="Sheet1.G2:Sheet1.G13" chart:label-cell-address="Sheet1.G1:Sheet1.G1" chart:class="chart:line">
            <chart:data-point chart:repeated="12"/>
          </chart:series>
          <chart:series chart:style-name="ch10" chart:values-cell-range-address="Sheet1.H2:Sheet1.H13" chart:label-cell-address="Sheet1.H1:Sheet1.H1" chart:class="chart:line">
            <chart:data-point chart:repeated="12"/>
          </chart:series>
          <chart:series chart:style-name="ch11" chart:values-cell-range-address="Sheet1.I2:Sheet1.I13" chart:label-cell-address="Sheet1.I1:Sheet1.I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Sheet1.G1:Sheet1.G1</svg:desc>
                </draw:g>
              </table:table-cell>
              <table:table-cell office:value-type="string">
                <text:p>Compute</text:p>
                <draw:g>
                  <svg:desc>Sheet1.H1:Sheet1.H1</svg:desc>
                </draw:g>
              </table:table-cell>
              <table:table-cell office:value-type="string">
                <text:p>Iterativ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F2:Sheet1.F13</svg:desc>
                </draw:g>
              </table:table-cell>
              <table:table-cell office:value-type="float" office:value="0.000894102">
                <text:p>0.000894102</text:p>
                <draw:g>
                  <svg:desc>Sheet1.G2:Sheet1.G13</svg:desc>
                </draw:g>
              </table:table-cell>
              <table:table-cell office:value-type="float" office:value="0.000635644">
                <text:p>0.000635644</text:p>
                <draw:g>
                  <svg:desc>Sheet1.H2:Sheet1.H13</svg:desc>
                </draw:g>
              </table:table-cell>
              <table:table-cell office:value-type="float" office:value="0.000654774">
                <text:p>0.000654774</text:p>
                <draw:g>
                  <svg:desc>Sheet1.I2:Sheet1.I1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655147">
                <text:p>0.000655147</text:p>
              </table:table-cell>
              <table:table-cell office:value-type="float" office:value="0.00129055">
                <text:p>0.00129055</text:p>
              </table:table-cell>
              <table:table-cell office:value-type="float" office:value="0.000665651">
                <text:p>0.00066565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675431">
                <text:p>0.000675431</text:p>
              </table:table-cell>
              <table:table-cell office:value-type="float" office:value="0.00148728">
                <text:p>0.00148728</text:p>
              </table:table-cell>
              <table:table-cell office:value-type="float" office:value="0.00076462">
                <text:p>0.000764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712202">
                <text:p>0.000712202</text:p>
              </table:table-cell>
              <table:table-cell office:value-type="float" office:value="0.00132871">
                <text:p>0.00132871</text:p>
              </table:table-cell>
              <table:table-cell office:value-type="float" office:value="0.000647672">
                <text:p>0.0006476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719123">
                <text:p>0.000719123</text:p>
              </table:table-cell>
              <table:table-cell office:value-type="float" office:value="0.00145398">
                <text:p>0.00145398</text:p>
              </table:table-cell>
              <table:table-cell office:value-type="float" office:value="0.000737483">
                <text:p>0.00073748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752787">
                <text:p>0.000752787</text:p>
              </table:table-cell>
              <table:table-cell office:value-type="float" office:value="0.00155179">
                <text:p>0.00155179</text:p>
              </table:table-cell>
              <table:table-cell office:value-type="float" office:value="0.000853869">
                <text:p>0.0008538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114364">
                <text:p>0.00114364</text:p>
              </table:table-cell>
              <table:table-cell office:value-type="float" office:value="0.0018454">
                <text:p>0.0018454</text:p>
              </table:table-cell>
              <table:table-cell office:value-type="float" office:value="0.00113695">
                <text:p>0.0011369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149472">
                <text:p>0.00149472</text:p>
              </table:table-cell>
              <table:table-cell office:value-type="float" office:value="0.00223615">
                <text:p>0.00223615</text:p>
              </table:table-cell>
              <table:table-cell office:value-type="float" office:value="0.00191592">
                <text:p>0.0019159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24072">
                <text:p>0.00224072</text:p>
              </table:table-cell>
              <table:table-cell office:value-type="float" office:value="0.0035216">
                <text:p>0.0035216</text:p>
              </table:table-cell>
              <table:table-cell office:value-type="float" office:value="0.00469803">
                <text:p>0.0046980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390773">
                <text:p>0.00390773</text:p>
              </table:table-cell>
              <table:table-cell office:value-type="float" office:value="0.00515537">
                <text:p>0.00515537</text:p>
              </table:table-cell>
              <table:table-cell office:value-type="float" office:value="0.0125819">
                <text:p>0.012581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710631">
                <text:p>0.00710631</text:p>
              </table:table-cell>
              <table:table-cell office:value-type="float" office:value="0.00874842">
                <text:p>0.00874842</text:p>
              </table:table-cell>
              <table:table-cell office:value-type="float" office:value="0.0407461">
                <text:p>0.040746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145375">
                <text:p>0.0145375</text:p>
              </table:table-cell>
              <table:table-cell office:value-type="float" office:value="0.0165008">
                <text:p>0.0165008</text:p>
              </table:table-cell>
              <table:table-cell office:value-type="float" office:value="0.137057">
                <text:p>0.1370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5.2$Windows_X86_64 LibreOffice_project/9c8b85f387cc00a89945a79c9e6239f32e450ac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